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a1fda" officeooo:paragraph-rsid="000a1fda"/>
    </style:style>
    <style:style style:name="T1" style:family="text">
      <style:text-properties officeooo:rsid="000a1f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4"/><text:span text:style-name="T1">Fin se vuelve loco</text:span></text:p>
      <text:p text:style-name="P2">Un día normal y corriente, jake estaba durmiendo, derrepente finn lo despierta y le dice que se siente muy mal que le duele todo el cuerpo incluyendo la cabeza,jake le dice que no debe de ser nada pero fin sabe que algo le esta pasando pero igual lo ignora.</text:p>
      <text:p text:style-name="P2"/>
      <text:p text:style-name="P2">Dos horas después finn vuelve a despertar a jake y le dice que se siente peor que antes y que a tosido sangre muchas veces y que le sangro la nariz como una 10 veces <text:s/>y jake le dice que se acueste a dormir y que se le va a pasar pero finn no le ase caso.</text:p>
      <text:p text:style-name="P2"/>
      <text:p text:style-name="P2">A la noche se despierta jake pero no encuentra a finn en casa, el se preocupa ya que no estaba en su habitacion y derrepente aparece de la nada atrás suyo. Pasan las horas y fin esta tratando de forma muy cariñosa a jake <text:s/>y cuando se fueron a dormir fin intento matar a jake.</text:p>
      <text:p text:style-name="P2"><text:s/>Jake salio corriendo y finnlo siguió durante horas,finn logro clavarle un cuchillo en la pierna a jake </text:p>
      <text:p text:style-name="P2">aunque jake escapo,herido jake se refugio en un puente.</text:p>
      <text:p text:style-name="P2"/>
      <text:p text:style-name="P2">Finn paso meses matando personas y sacandoles información de donde esta jake,finn mato a mucha gente incluyendo a la princesa y después de tanto tiempo finn estaba caminando y encontró a jake </text:p>
      <text:p text:style-name="P2">y jake corrió mucho pero fin lo alcanzo. Finn le pregunto ¿cuales son tus ultimas palabr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5:26:37.448531842</meta:creation-date>
    <dc:date>2023-10-26T15:50:19.417893022</dc:date>
    <meta:editing-duration>PT23M47S</meta:editing-duration>
    <meta:editing-cycles>1</meta:editing-cycles>
    <meta:document-statistic meta:table-count="0" meta:image-count="0" meta:object-count="0" meta:page-count="1" meta:paragraph-count="8" meta:word-count="239" meta:character-count="1310" meta:non-whitespace-character-count="1010"/>
    <meta:generator>LibreOffice/7.6.0.3$Linux_X86_64 LibreOffice_project/69edd8b8ebc41d00b4de3915dc82f8f0fc3b6265</meta:generator>
  </office:meta>
</office:document-meta>
</file>